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Contents_20_3">
      <style:paragraph-properties>
        <style:tab-stops>
          <style:tab-stop style:position="6.4929in" style:type="right"/>
        </style:tab-stops>
      </style:paragraph-properties>
    </style:style>
    <style:style style:name="P2" style:family="paragraph" style:parent-style-name="Title" style:master-page-name="Standard">
      <style:paragraph-properties style:page-number="1"/>
    </style:style>
    <style:style style:name="P3" style:family="paragraph" style:parent-style-name="Heading_20_2">
      <style:paragraph-properties fo:break-before="page"/>
    </style:style>
    <style:style style:name="P4" style:family="paragraph" style:parent-style-name="Heading_20_3">
      <style:paragraph-properties fo:margin-left="0.25in" fo:margin-right="0in" fo:text-indent="0in" style:auto-text-indent="false"/>
    </style:style>
    <style:style style:name="P5" style:family="paragraph" style:parent-style-name="Contents_20_2">
      <style:paragraph-properties>
        <style:tab-stops>
          <style:tab-stop style:position="6.4929in" style:type="right"/>
        </style:tab-stops>
      </style:paragraph-properties>
    </style:style>
    <style:style style:name="P6" style:family="paragraph" style:parent-style-name="Contents_20_2">
      <style:paragraph-properties>
        <style:tab-stops>
          <style:tab-stop style:position="6.4929in" style:type="right"/>
        </style:tab-stops>
      </style:paragraph-properties>
    </style:style>
    <style:style style:name="P7" style:family="paragraph" style:parent-style-name="Standard">
      <style:paragraph-properties fo:text-align="center" style:justify-single-word="false"/>
    </style:style>
    <style:style style:name="P8" style:family="paragraph" style:parent-style-name="Standard">
      <style:paragraph-properties fo:text-align="end" style:justify-single-word="false"/>
    </style:style>
    <style:style style:name="P9" style:family="paragraph" style:parent-style-name="Standard">
      <style:text-properties fo:font-size="8pt" style:font-size-asian="8pt" style:font-size-complex="8pt"/>
    </style:style>
    <style:style style:name="P10" style:family="paragraph" style:parent-style-name="Standard">
      <style:text-properties fo:color="#000000" fo:font-size="20pt" fo:font-weight="bold" style:font-size-asian="20pt" style:font-weight-asian="bold" style:font-size-complex="20pt"/>
    </style:style>
    <style:style style:name="P11" style:family="paragraph" style:parent-style-name="Standard">
      <style:paragraph-properties fo:margin-top="0.139in" fo:margin-bottom="0.0555in" loext:contextual-spacing="false" fo:line-height="100%">
        <style:tab-stops>
          <style:tab-stop style:position="6.5in" style:type="right"/>
        </style:tab-stops>
      </style:paragraph-properties>
      <style:text-properties fo:font-size="15pt" fo:font-weight="bold" style:font-size-asian="15pt" style:font-weight-asian="bold" style:font-size-complex="15pt"/>
    </style:style>
    <style:style style:name="P12" style:family="paragraph" style:parent-style-name="Standard">
      <style:paragraph-properties fo:margin-left="0.3752in" fo:margin-right="0in" fo:text-indent="0in" style:auto-text-indent="false"/>
    </style:style>
    <style:style style:name="P13" style:family="paragraph" style:parent-style-name="Standard">
      <style:paragraph-properties fo:margin-left="0.3752in" fo:margin-right="0in" fo:text-indent="0in" style:auto-text-indent="false"/>
      <style:text-properties style:font-name="Times New Roman" fo:language="en" fo:country="US" style:font-name-complex="Times New Roman1"/>
    </style:style>
    <style:style style:name="P14" style:family="paragraph" style:parent-style-name="Standard">
      <style:paragraph-properties fo:margin-left="0.3752in" fo:margin-right="0in" fo:text-indent="0in" style:auto-text-indent="false"/>
      <style:text-properties style:font-name="Times New Roman" fo:language="en" fo:country="US" fo:font-weight="bold" style:font-weight-asian="bold" style:font-name-complex="Times New Roman1" style:font-weight-complex="bold"/>
    </style:style>
    <style:style style:name="P15" style:family="paragraph" style:parent-style-name="Standard">
      <style:paragraph-properties fo:margin-left="0.3752in" fo:margin-right="0in" fo:text-indent="0in" style:auto-text-indent="false"/>
      <style:text-properties style:font-name="Times New Roman" style:font-name-complex="Times New Roman1"/>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Text_20_body" style:list-style-name="L1">
      <style:paragraph-properties style:writing-mode="lr-tb"/>
    </style:style>
    <style:style style:name="P19" style:family="paragraph" style:parent-style-name="Text_20_body">
      <style:paragraph-properties fo:margin-left="0.3752in" fo:margin-right="0in" fo:text-indent="0in" style:auto-text-indent="false"/>
    </style:style>
    <style:style style:name="P20" style:family="paragraph">
      <loext:graphic-properties draw:fill="solid" draw:fill-color="#a0a0a0"/>
      <style:paragraph-properties fo:text-align="start"/>
      <style:text-properties fo:font-size="18pt"/>
    </style:style>
    <style:style style:name="T1" style:family="text">
      <style:text-properties fo:font-size="31pt" style:font-size-asian="31pt" style:font-size-complex="31pt"/>
    </style:style>
    <style:style style:name="T2" style:family="text">
      <style:text-properties fo:color="#666666" style:font-name="Roboto Light" fo:language="en" fo:country="US" style:font-name-asian="Roboto Light1" style:font-name-complex="Roboto Light1"/>
    </style:style>
    <style:style style:name="T3" style:family="text">
      <style:text-properties style:font-name="Times New Roman" style:font-name-complex="Times New Roman1"/>
    </style:style>
    <style:style style:name="T4" style:family="text">
      <style:text-properties style:font-name="Times New Roman" style:font-name-complex="Times New Roman1" text:display="true"/>
    </style:style>
    <style:style style:name="T5" style:family="text">
      <style:text-properties style:font-name="Times New Roman" style:font-name-complex="Times New Roman1" style:font-style-complex="italic" style:font-weight-complex="bold"/>
    </style:style>
    <style:style style:name="T6" style:family="text">
      <style:text-properties style:font-name="Times New Roman" officeooo:rsid="001fe346" style:font-name-complex="Times New Roman1"/>
    </style:style>
    <style:style style:name="T7" style:family="text">
      <style:text-properties style:font-name="Times New Roman" officeooo:rsid="0021ac9a" style:font-name-complex="Times New Roman1"/>
    </style:style>
    <style:style style:name="T8" style:family="text">
      <style:text-properties style:font-name="Times New Roman" officeooo:rsid="002254b5" style:font-name-complex="Times New Roman1"/>
    </style:style>
    <style:style style:name="T9" style:family="text">
      <style:text-properties style:font-name="Times New Roman" fo:language="en" fo:country="US" style:font-name-complex="Times New Roman1"/>
    </style:style>
    <style:style style:name="T10" style:family="text">
      <style:text-properties style:font-name="Times New Roman" fo:language="en" fo:country="US" officeooo:rsid="002254b5" style:font-name-complex="Times New Roman1"/>
    </style:style>
    <style:style style:name="T11" style:family="text">
      <style:text-properties style:font-name="Times New Roman" fo:language="en" fo:country="US" fo:font-weight="bold" style:font-weight-asian="bold" style:font-name-complex="Times New Roman1" style:font-weight-complex="bold"/>
    </style:style>
    <style:style style:name="T12" style:family="text">
      <style:text-properties style:font-name="Times New Roman" fo:language="en" fo:country="US" fo:font-weight="normal" style:font-weight-asian="normal" style:font-name-complex="Times New Roman1" style:font-weight-complex="normal"/>
    </style:style>
    <style:style style:name="T13" style:family="text">
      <style:text-properties style:font-name="Times New Roman" fo:language="en" fo:country="US" fo:font-weight="normal" officeooo:rsid="001fe346" style:font-weight-asian="normal" style:font-name-complex="Times New Roman1" style:font-weight-complex="normal"/>
    </style:style>
    <style:style style:name="T14" style:family="text">
      <style:text-properties style:font-name="Times New Roman" fo:language="en" fo:country="US" fo:font-weight="normal" officeooo:rsid="002254b5" style:font-weight-asian="normal" style:font-name-complex="Times New Roman1" style:font-weight-complex="normal"/>
    </style:style>
    <style:style style:name="T15" style:family="text">
      <style:text-properties style:font-name="Times New Roman" fo:font-style="italic" fo:font-weight="bold" style:font-style-asian="italic" style:font-weight-asian="bold" style:font-name-complex="Times New Roman1" style:font-style-complex="italic" style:font-weight-complex="bold"/>
    </style:style>
    <style:style style:name="T16" style:family="text">
      <style:text-properties text:display="true"/>
    </style:style>
    <style:style style:name="T17" style:family="text">
      <style:text-properties style:use-window-font-color="true" style:font-name="Cambria" fo:font-size="12pt" fo:language="en" fo:country="US" style:letter-kerning="true" style:font-name-asian="ＭＳ 明朝" style:font-size-asian="12pt" style:language-asian="ja" style:country-asian="JP" style:font-name-complex="Arial1" style:font-size-complex="12pt"/>
    </style:style>
    <style:style style:name="T18" style:family="text">
      <style:text-properties officeooo:rsid="0021a42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draw:fill="solid" draw:fill-color="#a0a0a0" draw:textarea-vertical-align="top" draw:auto-grow-height="false" fo:min-height="0in" fo:min-width="6.3043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lr899156xjnx"/><text:span text:style-name="T1"><text:s/>Final Project</text:span></text:p>
      <text:p text:style-name="Title"><text:bookmark text:name="_k2hqrk99qjg6"/>Design Document</text:p>
      <text:p text:style-name="P7"><text:span text:style-name="T2">By Pierce Whitaker for CSC221 Final Project</text:span></text:p>
      <text:p text:style-name="Standard"><draw:custom-shape text:anchor-type="as-char" style:rel-width="100%" draw:z-index="0" draw:style-name="gr1" draw:text-style-name="P20" svg:width="6.5012in" svg:height="0.021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section text:style-name="Sect1" text:name="TextSection">
        <text:section text:style-name="Sect1" text:name="Section1">
          <text:p text:style-name="P9"/>
          <text:table-of-content text:style-name="Sect1" text:protected="true" text:name="Table of Contents1">
            <text:table-of-content-source text:outline-level="9" text:use-index-marks="false" text:use-index-source-styles="true">
              <text:index-title-template text:style-name="Contents_20_Heading">
</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Toc192066654" text:style-name="Index_20_Link" text:visited-style-name="Index_20_Link"><text:span text:style-name="T4">Introduction</text:span></text:a><text:a xlink:type="simple" xlink:href="#_Toc192066654" text:style-name="Index_20_Link" text:visited-style-name="Index_20_Link"><text:span text:style-name="T16"><text:tab/>2</text:span></text:a></text:p>
              <text:p text:style-name="P1"><text:a xlink:type="simple" xlink:href="#_Toc192066655" text:style-name="Index_20_Link" text:visited-style-name="Index_20_Link"><text:span text:style-name="T4">Project Functionality</text:span></text:a><text:a xlink:type="simple" xlink:href="#_Toc192066655" text:style-name="Index_20_Link" text:visited-style-name="Index_20_Link"><text:span text:style-name="T16"><text:tab/>2</text:span></text:a></text:p>
              <text:p text:style-name="P1"><text:a xlink:type="simple" xlink:href="#_Toc192066656" text:style-name="Index_20_Link" text:visited-style-name="Index_20_Link"><text:span text:style-name="T4">Design Process</text:span></text:a><text:a xlink:type="simple" xlink:href="#_Toc192066656" text:style-name="Index_20_Link" text:visited-style-name="Index_20_Link"><text:span text:style-name="T16"><text:tab/>2</text:span></text:a></text:p>
              <text:p text:style-name="P5"><text:a xlink:type="simple" xlink:href="#_Toc192066657" text:style-name="Index_20_Link" text:visited-style-name="Index_20_Link"><text:span text:style-name="T4">Project Development</text:span></text:a><text:a xlink:type="simple" xlink:href="#_Toc192066657" text:style-name="Index_20_Link" text:visited-style-name="Index_20_Link"><text:span text:style-name="T16"><text:tab/>2</text:span></text:a></text:p>
              <text:p text:style-name="P1"><text:a xlink:type="simple" xlink:href="#_Toc192066658" text:style-name="Index_20_Link" text:visited-style-name="Index_20_Link"><text:span text:style-name="T4">Pseudocode</text:span></text:a><text:a xlink:type="simple" xlink:href="#_Toc192066658" text:style-name="Index_20_Link" text:visited-style-name="Index_20_Link"><text:span text:style-name="T16"><text:tab/>2</text:span></text:a></text:p>
              <text:p text:style-name="P1"><text:a xlink:type="simple" xlink:href="#_Toc192066659" text:style-name="Index_20_Link" text:visited-style-name="Index_20_Link"><text:span text:style-name="T4">Flowchart</text:span></text:a><text:a xlink:type="simple" xlink:href="#_Toc192066659" text:style-name="Index_20_Link" text:visited-style-name="Index_20_Link"><text:span text:style-name="T16"><text:tab/>2</text:span></text:a></text:p>
              <text:p text:style-name="P1"><text:a xlink:type="simple" xlink:href="#_Toc192066660" text:style-name="Index_20_Link" text:visited-style-name="Index_20_Link"><text:span text:style-name="T4">UML Diagram</text:span></text:a><text:a xlink:type="simple" xlink:href="#_Toc192066660" text:style-name="Index_20_Link" text:visited-style-name="Index_20_Link"><text:span text:style-name="T16"><text:tab/>2</text:span></text:a></text:p>
              <text:p text:style-name="P1"><text:a xlink:type="simple" xlink:href="#_Toc192066661" text:style-name="Index_20_Link" text:visited-style-name="Index_20_Link"><text:span text:style-name="T4">Requirements</text:span></text:a><text:a xlink:type="simple" xlink:href="#_Toc192066661" text:style-name="Index_20_Link" text:visited-style-name="Index_20_Link"><text:span text:style-name="T16"><text:tab/>2</text:span></text:a></text:p>
              <text:p text:style-name="P11"/>
            </text:index-body>
          </text:table-of-content>
        </text:section>
      </text:section>
      <text:section text:style-name="Sect1" text:name="Section2">
        <text:p text:style-name="P10"/>
        <text:h text:style-name="P3" text:outline-level="2"><text:bookmark-start text:name="_Toc192066654"/><text:bookmark text:name="_shm85ku81o6b"/><text:span text:style-name="T3">Introduction</text:span><text:bookmark-end text:name="_Toc192066654"/></text:h>
        <text:h text:style-name="P4" text:outline-level="3"><text:bookmark-start text:name="_Toc192066655"/><text:span text:style-name="T3">Project Functionality</text:span><text:bookmark-end text:name="_Toc192066655"/></text:h>
        <text:p text:style-name="P12"><text:span text:style-name="T9">Here is where you should put the general workings of your game. Think about how it works (movement, points per collection, how you place items, etc.). Think about the design decisions made (can the snake eat a fruit with parts of its body that is not the head? Does a fruit spawn on Pac-man and instantly get it? Can the game run forever?)</text:span></text:p>
        <text:p text:style-name="P13"/>
        <text:p text:style-name="P12"><text:span text:style-name="T9">I am making the classic 2D snake game. The game is simple, like others I want to have a grid space in a border where the snake can freely move around in using the controls WASD. The main objective being to collect the fruits that randomly generate around the map. <text:s/>The snake can only collect fruits with its head as its body grows from each fruit collected. </text:span><text:span text:style-name="T10">A score needs to be implemented to track the total fruits collected, creating a bigger picture to the objective of the game.</text:span><text:span text:style-name="T9"> Another key component of the game is that the snake can not pass through itself, so running into its own body would end the game. Lastly its important that I implement a key rule that you cannot backtrack on the same key. So if I were to go right using the D key, I cannot use the A key to go directly backwards.<text:line-break/><text:line-break/></text:span><text:span text:style-name="T11">Design Decisions</text:span></text:p>
        <text:p text:style-name="P14"/>
        <text:p text:style-name="P12"><text:span text:style-name="T12">So far, I have decided on a 800x800 pixel window, making the application easy to see. I also paired it with a white background as I prefer it. <text:line-break/><text:line-break/>For the snake </text:span><text:span text:style-name="T14">head</text:span><text:span text:style-name="T12"> I made it a dark green color, just to change it up and not give it the typical rgb standard green. It has a cell size of thirty. Which paired with a decent sized play field can make for some very long games. The snake is set in the same position with each play but I hope to change that in the near future. <text:line-break/><text:line-break/>The movement aspect </text:span><text:span text:style-name="T13">is smooth and the map is big.</text:span><text:span text:style-name="T12"> I decided on using </text:span><text:soft-page-break/><text:span text:style-name="T12">WASD instead of the typical arrow keys just because I use a 60% keyboard when doing my work at home. </text:span></text:p>
        <text:p text:style-name="P13"/>
        <text:p text:style-name="P12"><text:span text:style-name="T12">Lastly, the border is something I’m still working on. I have it set as a 700x700 bit rectangle so the player can see it clearly, apart from just the window. It instantly closes the game when hit by the snake. </text:span><text:span text:style-name="T13">The snakes head is also a deeper green tint compared to its normal segments that add on as it gets longer mainly just for distinction and visibility when playing. </text:span></text:p>
        <text:h text:style-name="P4" text:outline-level="3"><text:bookmark-start text:name="_Toc192066656"/><text:span text:style-name="T3">Design Process</text:span><text:bookmark-end text:name="_Toc192066656"/></text:h>
        <text:p text:style-name="P12"><text:span text:style-name="T3">Here is where you will talk about how you created your final project. This should include the reasoning behind the design decisions previously discussed (they `why` of your designs). Additionally, include any hiccups/issues, parts that went well, and parts you enjoyed in making your final project.</text:span></text:p>
        <text:p text:style-name="P15"/>
        <text:p text:style-name="P12"><text:span text:style-name="T3">From the beginning I used a decent portion of the code from the demo, altering it to fit the needs of the snake game. A</text:span><text:span text:style-name="T6">n </text:span><text:span text:style-name="T3">issue I experienced was with the border, not really sure on how to impliement the colliderect from the demo code so I just used a less than or greater than statement to track collisions on the border. </text:span><text:span text:style-name="T6">Which in the end, I learned how the implementation of the coliderect worked. I used that to detect the collision of the player head and the apple. </text:span><text:span text:style-name="T3">That wasn’t the only thing I did differently from the demo at the beginning as I went with cells instead to fit in with the grid. <text:line-break/><text:line-break/>Some issues I have ran into during the coding process were a lot of errors. Mainly doing all my work in IDLE, while do-able, I found it a lot easier when opened with visual studio code. The reason why I had so many errors were because my functions werent indented correctly and didn’t match up with their parent. Secondly, I had issues with my idenitfiers. They were very inconsistent as I found myself typing them in wrong. Being the so creative coder during the start of the project I decided to type them in all different ways! So some would be capitalized, some would be lowercase, and some would even have their first letter capitalized just because I felt like it I guess. It ended up being a mess for me to correct, and I never fully straightened them </text:span><text:soft-page-break/><text:span text:style-name="T3">out due to the process it would take. </text:span><text:span text:style-name="T6">A lot of the functions and implimentations I did I learned through example code and demos shifting them for my design process was a bit tedious.</text:span></text:p>
        <text:h text:style-name="Heading_20_2" text:outline-level="2"><text:bookmark-start text:name="_Toc192066657"/><text:span text:style-name="T3">Project Development</text:span><text:bookmark-end text:name="_Toc192066657"/></text:h>
        <text:h text:style-name="Heading_20_3" text:outline-level="3"><text:bookmark-start text:name="_Toc192066658"/><text:span text:style-name="T3">Pseudocode</text:span><text:bookmark-end text:name="_Toc192066658"/></text:h>
        <text:p text:style-name="P19"><text:span text:style-name="T3">Initialize Pygame</text:span></text:p>
        <text:list xml:id="list2509023349" text:style-name="L1">
          <text:list-header>
            <text:p text:style-name="P18">Set window width 800 pixels</text:p>
            <text:p text:style-name="P18">Set window height 800 pixels</text:p>
            <text:p text:style-name="P18">Set cell size to 30 pixels for grid-based movement</text:p>
            <text:p text:style-name="P18">Create game window with width and height</text:p>
            <text:p text:style-name="P18">Set window title "Snake Game"</text:p>
            <text:p text:style-name="P18">Define Red color RGB(255, 0, 0)</text:p>
            <text:p text:style-name="P18">Define Green color RGB(0, 255, 0)</text:p>
            <text:p text:style-name="P18">Define Dark_Green color RGB(0, 150, 0)</text:p>
            <text:p text:style-name="P18">Define Black color RGB(0, 0, 0)</text:p>
            <text:p text:style-name="P18">Define White color RGB(255, 255, 255)</text:p>
            <text:p text:style-name="P18">Create border rectangle at position (50, 50) with width 700, height 700</text:p>
            <text:p text:style-name="P18">Set border thickness 8 pixels</text:p>
            <text:p text:style-name="P18">Create snake head rectangle at position (90, 90) size 30x30</text:p>
            <text:p text:style-name="P18">Set initial direction right (1, 0)</text:p>
            <text:p text:style-name="P18">Create empty list for snake body segments</text:p>
            <text:p text:style-name="P18">Set initial score 0</text:p>
            <text:p text:style-name="P18">Create apple rectangle at position (120, 120) with size 30x30</text:p>
            <text:p text:style-name="P18">Define function spawn_apple():</text:p>
            <text:list>
              <text:list-header>
                <text:p text:style-name="P18"><text:soft-page-break/>Create list of valid grid points from 60 to 720 with step of cell_size</text:p>
                <text:p text:style-name="P18">Select random x-coordinate from grid points</text:p>
                <text:p text:style-name="P18">Select random y-coordinate from grid points</text:p>
                <text:p text:style-name="P18">Return new rectangle at (x, y) with size 30x30</text:p>
              </text:list-header>
            </text:list>
            <text:p text:style-name="P18">Define function handle_apple_collision(player_pos, apple_pos, body, score, old_head_pos):</text:p>
            <text:list text:continue-numbering="true">
              <text:list-header>
                <text:p text:style-name="P18">If snake head collides with apple:</text:p>
                <text:list>
                  <text:list-header>
                    <text:p text:style-name="P18">Call spawn_apple() <text:span text:style-name="T18">to </text:span>get <text:span text:style-name="T18">a</text:span> new apple position</text:p>
                    <text:p text:style-name="P18">Append new body segment at old_head_pos to body list</text:p>
                    <text:p text:style-name="P18">Increment score by 1</text:p>
                  </text:list-header>
                </text:list>
                <text:p text:style-name="P18">Return new apple position, updated score</text:p>
              </text:list-header>
            </text:list>
            <text:p text:style-name="P18">Set game_running True</text:p>
            <text:p text:style-name="P18">While game_running <text:span text:style-name="T18">is </text:span>True:</text:p>
            <text:list text:continue-numbering="true">
              <text:list-header>
                <text:p text:style-name="P18">Delay execution by 90 milliseconds</text:p>
                <text:p text:style-name="P18">Fill screen with White color</text:p>
                <text:p text:style-name="P18">For each event in event queue:</text:p>
                <text:list>
                  <text:list-header>
                    <text:p text:style-name="P18">If event is QUIT:</text:p>
                    <text:list>
                      <text:list-header>
                        <text:p text:style-name="P18">Set game_running to False</text:p>
                      </text:list-header>
                    </text:list>
                    <text:p text:style-name="P18">If event is KEYDOWN:</text:p>
                    <text:list text:continue-numbering="true">
                      <text:list-header>
                        <text:p text:style-name="P18">If key is W and current direction is not down:</text:p>
                        <text:list>
                          <text:list-header>
                            <text:p text:style-name="P18">Set direction to up (0, -1)</text:p>
                          </text:list-header>
                        </text:list>
                        <text:p text:style-name="P18">Else if key is S and current direction is not up:</text:p>
                        <text:list text:continue-numbering="true">
                          <text:list-header>
                            <text:p text:style-name="P18">Set direction to down (0, 1)</text:p>
                          </text:list-header>
                        </text:list>
                        <text:p text:style-name="P18">Else if key is A and current direction is not right:</text:p>
                        <text:list text:continue-numbering="true">
                          <text:list-header>
                            <text:p text:style-name="P18"><text:soft-page-break/>Set direction to left (-1, 0)</text:p>
                          </text:list-header>
                        </text:list>
                        <text:p text:style-name="P18">Else if key is D and current direction is not left:</text:p>
                        <text:list text:continue-numbering="true">
                          <text:list-header>
                            <text:p text:style-name="P18">Set direction to right (1, 0)</text:p>
                          </text:list-header>
                        </text:list>
                      </text:list-header>
                    </text:list>
                  </text:list-header>
                </text:list>
                <text:p text:style-name="P18">Save current head position as old_head_pos</text:p>
                <text:p text:style-name="P18">Increment head x-coordinate by direction.x * cell_size</text:p>
                <text:p text:style-name="P18">Increment head y-coordinate by direction.y * cell_size</text:p>
                <text:p text:style-name="P18">If body exists:</text:p>
                <text:list text:continue-numbering="true">
                  <text:list-header>
                    <text:p text:style-name="P18">Create temporary list of current body positions</text:p>
                    <text:p text:style-name="P18">Set first body segment to old_head_pos</text:p>
                    <text:p text:style-name="P18">For each remaining body segment i from 1 to length(body)-1:</text:p>
                    <text:list>
                      <text:list-header>
                        <text:p text:style-name="P18">Set segment i to position of segment i-1 from temp_positions</text:p>
                      </text:list-header>
                    </text:list>
                  </text:list-header>
                </text:list>
                <text:p text:style-name="P18">Call handle_apple_collision with current positions, body, score, old_head_pos</text:p>
                <text:p text:style-name="P18">Update apple_pos and score with returned values</text:p>
                <text:p text:style-name="P18">If head x-coordinate &lt; 50 or head x-coordinate + cell_size &gt; 750 or head y-coordinate &lt; 50 or head y-coordinate + cell_size &gt; 750:</text:p>
                <text:list text:continue-numbering="true">
                  <text:list-header>
                    <text:p text:style-name="P18">Set game_running to False</text:p>
                  </text:list-header>
                </text:list>
                <text:p text:style-name="P18">For each body segment:</text:p>
                <text:list text:continue-numbering="true">
                  <text:list-header>
                    <text:p text:style-name="P18">If head collides with segment:</text:p>
                    <text:list>
                      <text:list-header>
                        <text:p text:style-name="P18">Set game_running to False</text:p>
                      </text:list-header>
                    </text:list>
                  </text:list-header>
                </text:list>
                <text:p text:style-name="P18">Draw border rectangle with Black color and specified thickness</text:p>
                <text:p text:style-name="P18">Draw snake head with Dark_Green color</text:p>
                <text:p text:style-name="P18">Draw apple with Red color</text:p>
                <text:p text:style-name="P18">For each body segment:</text:p>
                <text:list text:continue-numbering="true">
                  <text:list-header>
                    <text:p text:style-name="P18"><text:soft-page-break/>Draw segment with Green color</text:p>
                  </text:list-header>
                </text:list>
                <text:p text:style-name="P18">Create font object with size 36</text:p>
                <text:p text:style-name="P18">Render score text as "Score: {score}" in Black color</text:p>
                <text:p text:style-name="P18">Draw score text at position (10, 10)</text:p>
                <text:p text:style-name="P18">Update game window display</text:p>
              </text:list-header>
            </text:list>
            <text:p text:style-name="P18">Quit Pygame</text:p>
            <text:p text:style-name="P18">Exit program</text:p>
          </text:list-header>
        </text:list>
        <text:p text:style-name="P12"><text:span text:style-name="T5"/></text:p>
        <text:h text:style-name="Heading_20_3" text:outline-level="3"><text:bookmark-start text:name="_Toc192066661"/><text:span text:style-name="T3">Requirements</text:span><text:bookmark-end text:name="_Toc192066661"/></text:h>
        <text:p text:style-name="P12"><text:span text:style-name="T3">This is for keeping track of the requirements you fulfilled during the final project</text:span><text:span text:style-name="T15">. </text:span><text:span text:style-name="T3">Please discuss each of the objectives/requirements listed in the final project assignment and how your final project meets/exceeds them.</text:span></text:p>
        <text:p text:style-name="P15"/>
        <text:p text:style-name="P12"><text:span text:style-name="T3">My program successfully demonstrates user interaction with using WASD for movement. </text:span><text:span text:style-name="T8">The p</text:span><text:span text:style-name="T3">rocessing is included with different If, elif, for, and while conditionals and functions. Uses game loop maintaining the game activity.<text:line-break/>Generates cleanly without any issues of performance. No processing time needed. Uses custom function</text:span><text:span text:style-name="T8">s</text:span><text:span text:style-name="T3"> </text:span><text:span text:style-name="T7">such as spawn_apple() which generates a new position for the apple in the game border with the cordinates in mind of 60 to 720. </text:span><text:span text:style-name="T3">Program uses pygame library to serve many different functions to draw border and player square easily. </text:span></text:p>
        <text:p text:style-name="P16"/>
        <text:p text:style-name="P17"/>
        <text:p text:style-name="P17"><text:ta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Roboto Black" svg:font-family="'Roboto Black'"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Roboto Black1" svg:font-family="'Roboto Black'" style:font-family-generic="system" style:font-pitch="variable"/>
    <style:font-face style:name="Roboto Light1" svg:font-family="'Roboto Light'"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434343" style:font-name="Roboto" fo:font-size="14pt" fo:language="en" fo:country="none" style:letter-kerning="false" style:font-name-asian="Roboto1" style:font-size-asian="14pt" style:language-asian="en" style:country-asian="US" style:font-name-complex="Roboto1" style:font-size-complex="14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434343" style:font-name="Roboto" fo:font-size="14pt" fo:language="en" fo:country="none" style:letter-kerning="false" style:font-name-asian="Roboto1" style:font-size-asian="14pt" style:language-asian="en" style:country-asian="US" style:font-name-complex="Roboto1" style:font-size-complex="14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text-properties fo:color="#434343" style:font-name="Roboto" fo:font-family="Roboto" style:font-family-generic="roman" style:font-pitch="variable" fo:font-size="14pt" fo:language="en" fo:country="none" style:letter-kerning="false" style:font-name-asian="Roboto1" style:font-family-asian="Roboto" style:font-family-generic-asian="system" style:font-pitch-asian="variable" style:font-size-asian="14pt" style:language-asian="en" style:country-asian="US" style:font-name-complex="Roboto1" style:font-family-complex="Roboto" style:font-family-generic-complex="system" style:font-pitch-complex="variable" style:font-size-complex="14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78in" fo:margin-bottom="0.0835in"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loext:contextual-spacing="false" fo:keep-together="always" fo:keep-with-next="always"/>
      <style:text-properties fo:color="#000000" fo:font-size="20pt" fo:font-weight="bold" style:font-size-asian="20pt" style:font-weight-asian="bold" style:font-size-complex="20pt"/>
    </style:style>
    <style:style style:name="Heading_20_3" style:display-name="Heading 3" style:family="paragraph" style:parent-style-name="Standard" style:next-style-name="Standard" style:default-outline-level="3" style:list-style-name="" style:class="text">
      <style:paragraph-properties fo:margin-left="0.5in" fo:margin-right="0in" fo:margin-top="0.222in" fo:margin-bottom="0.0555in" loext:contextual-spacing="false" fo:keep-together="always" fo:text-indent="-0.25in" style:auto-text-indent="false" fo:keep-with-next="always"/>
      <style:text-properties fo:color="#000000" fo:font-size="16pt" fo:font-weight="bold" style:font-size-asian="16pt" style:font-weight-asian="bold" style:font-size-complex="16pt"/>
    </style:style>
    <style:style style:name="Heading_20_4" style:display-name="Heading 4" style:family="paragraph" style:parent-style-name="Standard" style:next-style-name="Standard" style:default-outline-level="4" style:list-style-name="" style:class="text">
      <style:paragraph-properties fo:margin-top="0.1945in" fo:margin-bottom="0.0555in"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loext:contextual-spacing="false" fo:keep-together="always" fo:keep-with-next="always"/>
      <style:text-properties fo:color="#666666" fo:font-size="11pt" style:font-size-asian="11pt" style:font-size-complex="11pt"/>
    </style:style>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fo:keep-together="always" fo:keep-with-next="always"/>
      <style:text-properties fo:color="#666666" fo:font-size="11pt" fo:font-style="italic" style:font-size-asian="11pt" style:font-style-asian="italic" style:font-size-complex="11pt"/>
    </style:style>
    <style:style style:name="Title" style:family="paragraph" style:parent-style-name="Standard" style:next-style-name="Standard" style:default-outline-level="" style:class="chapter">
      <style:paragraph-properties fo:text-align="center" style:justify-single-word="false" fo:keep-together="always" fo:keep-with-next="always"/>
      <style:text-properties fo:color="#000000" style:font-name="Roboto Black" fo:font-family="'Roboto Black'" style:font-family-generic="roman" style:font-pitch="variable" fo:font-size="26pt" style:font-name-asian="Roboto Black1" style:font-family-asian="'Roboto Black'" style:font-family-generic-asian="system" style:font-pitch-asian="variable" style:font-size-asian="26pt" style:font-name-complex="Roboto Black1" style:font-family-complex="'Roboto Black'"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222in" loext:contextual-spacing="false" fo:keep-together="always" fo:keep-with-next="always"/>
      <style:text-properties fo:color="#666666"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in" fo:margin-bottom="0.0693in" loext:contextual-spacing="false" fo:text-indent="0in" style:auto-text-indent="false"/>
    </style:style>
    <style:style style:name="Header" style:family="paragraph" style:parent-style-name="Standard" style:default-outline-level="" style:class="extra"/>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dex_20_Link" style:display-name="Index Link" style:family="text"/>
    <style:style style:name="Source_20_Text" style:display-name="Source Text"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1in" fo:margin-left="1in" fo:margin-right="1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page-number text:select-page="current">7</text:page-number></text:p>
      </style:header>
    </style:master-page>
    <style:master-page style:name="Converted1" style:page-layout-name="Mpm2">
      <style:header>
        <text:p text:style-name="MP1"><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3-05T19:30:00</meta:creation-date>
    <dc:language>en-US</dc:language>
    <dc:date>2025-05-07T19:25:06.848000000</dc:date>
    <meta:editing-cycles>7</meta:editing-cycles>
    <meta:editing-duration>PT4M22S</meta:editing-duration>
    <meta:generator>Trio_Office/6.2.8.2$Windows_x86 LibreOffice_project/</meta:generator>
    <meta:document-statistic meta:table-count="0" meta:image-count="0" meta:object-count="0" meta:page-count="7" meta:paragraph-count="100" meta:word-count="1449" meta:character-count="7913" meta:non-whitespace-character-count="6619"/>
    <meta:user-defined meta:name="AppVersion">16.0000</meta:user-defined>
    <meta:user-defined meta:name="Company">Piedmont Virginia Community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